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ccff99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48cm" svg:height="0.889cm" svg:x="6.607cm" svg:y="24.2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27cm" svg:x="7.731cm" svg:y="22.3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8.747cm" svg:y="22.3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6.353cm" svg:y="22.3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.405cm" svg:height="0.962cm" svg:x="8.333cm" svg:y="25.184cm">
          <draw:text-box>
            <text:p>2.5</text:p>
          </draw:text-box>
        </draw:frame>
        <draw:frame draw:style-name="gr4" draw:layer="layout" svg:width="5.091cm" svg:height="0.962cm" svg:x="11.425cm" svg:y="1.508cm">
          <draw:text-box>
            <text:p>Compute sqrt(5)</text:p>
          </draw:text-box>
        </draw:frame>
        <draw:frame draw:style-name="gr4" draw:layer="layout" svg:width="6.873cm" svg:height="0.962cm" svg:x="18.879cm" svg:y="30.113cm">
          <draw:text-box>
            <text:p>because 2.25*2.25 &gt; 5</text:p>
          </draw:text-box>
        </draw:frame>
        <draw:custom-shape draw:style-name="gr1" draw:text-style-name="P1" draw:layer="layout" svg:width="16.764cm" svg:height="1.016cm" svg:x="2.142cm" svg:y="5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27cm" svg:x="9.89cm" svg:y="3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18.398cm" svg:y="3.7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2.015cm" svg:y="3.5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0.853cm" svg:height="0.962cm" svg:x="2.015cm" svg:y="7.15cm">
          <draw:text-box>
            <text:p>1</text:p>
          </draw:text-box>
        </draw:frame>
        <draw:frame draw:style-name="gr4" draw:layer="layout" svg:width="0.853cm" svg:height="0.962cm" svg:x="18.398cm" svg:y="7.096cm">
          <draw:text-box>
            <text:p>5</text:p>
          </draw:text-box>
        </draw:frame>
        <draw:frame draw:style-name="gr4" draw:layer="layout" svg:width="4.49cm" svg:height="0.962cm" svg:x="13.319cm" svg:y="17.818cm">
          <draw:text-box>
            <text:p>(2 + 3)/2 = 2.5</text:p>
          </draw:text-box>
        </draw:frame>
        <draw:frame draw:style-name="gr4" draw:layer="layout" svg:width="3.961cm" svg:height="0.962cm" svg:x="13.319cm" svg:y="8.112cm">
          <draw:text-box>
            <text:p>(1 + 5)/2 = 3</text:p>
          </draw:text-box>
        </draw:frame>
        <draw:custom-shape draw:style-name="gr1" draw:text-style-name="P1" draw:layer="layout" svg:width="9.743cm" svg:height="1.016cm" svg:x="1.924cm" svg:y="11.2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27cm" svg:x="6.206cm" svg:y="9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11.032cm" svg:y="9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1.797cm" svg:y="9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0.853cm" svg:height="0.962cm" svg:x="1.797cm" svg:y="13.119cm">
          <draw:text-box>
            <text:p>1</text:p>
          </draw:text-box>
        </draw:frame>
        <draw:frame draw:style-name="gr4" draw:layer="layout" svg:width="0.853cm" svg:height="0.962cm" svg:x="11.068cm" svg:y="12.938cm">
          <draw:text-box>
            <text:p>3</text:p>
          </draw:text-box>
        </draw:frame>
        <draw:frame draw:style-name="gr4" draw:layer="layout" svg:width="5.108cm" svg:height="0.962cm" svg:x="18.879cm" svg:y="11.214cm">
          <draw:text-box>
            <text:p>because 3*3 &gt; 5</text:p>
          </draw:text-box>
        </draw:frame>
        <draw:frame draw:style-name="gr4" draw:layer="layout" svg:width="0.853cm" svg:height="0.962cm" svg:x="6.334cm" svg:y="25.111cm">
          <draw:text-box>
            <text:p>2</text:p>
          </draw:text-box>
        </draw:frame>
        <draw:custom-shape draw:style-name="gr1" draw:text-style-name="P1" draw:layer="layout" svg:width="5.425cm" svg:height="0.889cm" svg:x="6.334cm" svg:y="17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27cm" svg:x="8.62cm" svg:y="15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11.124cm" svg:y="15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6.08cm" svg:y="15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0.889cm" svg:height="0.962cm" svg:x="11.26cm" svg:y="18.942cm">
          <draw:text-box>
            <text:p>3</text:p>
          </draw:text-box>
        </draw:frame>
        <draw:frame draw:style-name="gr4" draw:layer="layout" svg:width="0.853cm" svg:height="0.962cm" svg:x="6.061cm" svg:y="18.769cm">
          <draw:text-box>
            <text:p>2</text:p>
          </draw:text-box>
        </draw:frame>
        <draw:frame draw:style-name="gr6" draw:layer="layout" svg:width="3.961cm" svg:height="0.962cm" svg:x="13.319cm" svg:y="11.341cm">
          <draw:text-box>
            <text:p>(1 + 3)/2 = 2</text:p>
          </draw:text-box>
        </draw:frame>
        <draw:frame draw:style-name="gr4" draw:layer="layout" svg:width="5.108cm" svg:height="0.962cm" svg:x="18.879cm" svg:y="17.564cm">
          <draw:text-box>
            <text:p>because 2*2 &lt; 5</text:p>
          </draw:text-box>
        </draw:frame>
        <draw:frame draw:style-name="gr4" draw:layer="layout" svg:width="6.17cm" svg:height="0.962cm" svg:x="18.879cm" svg:y="24.114cm">
          <draw:text-box>
            <text:p>because 2.5*2.5 &gt; 5</text:p>
          </draw:text-box>
        </draw:frame>
        <draw:custom-shape draw:style-name="gr1" draw:text-style-name="P1" draw:layer="layout" svg:width="1.251cm" svg:height="0.889cm" svg:x="6.505cm" svg:y="30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.27cm" svg:x="6.867cm" svg:y="28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7.502cm" svg:y="28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27cm" svg:x="6.251cm" svg:y="28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.786cm" svg:height="0.962cm" svg:x="6.999cm" svg:y="31.06cm">
          <draw:text-box>
            <text:p>2.25</text:p>
          </draw:text-box>
        </draw:frame>
        <draw:frame draw:style-name="gr4" draw:layer="layout" svg:width="0.853cm" svg:height="0.962cm" svg:x="6.232cm" svg:y="31.088cm">
          <draw:text-box>
            <text:p>2</text:p>
          </draw:text-box>
        </draw:frame>
        <draw:frame draw:style-name="gr4" draw:layer="layout" svg:width="5.375cm" svg:height="0.962cm" svg:x="13.319cm" svg:y="24.114cm">
          <draw:text-box>
            <text:p>(2 + 2.5)/2 = 2.2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2:28:29.855689000</meta:creation-date>
    <dc:date>2015-04-25T23:05:02.072028000</dc:date>
    <meta:editing-duration>PT20M30S</meta:editing-duration>
    <meta:editing-cycles>4</meta:editing-cycles>
    <meta:generator>LibreOffice/4.2.5.2$MacOSX_X86_64 LibreOffice_project/61cb170a04bb1f12e77c884eab9192be736ec5f5</meta:generator>
    <meta:document-statistic meta:object-count="39"/>
  </office:meta>
</office:document-meta>
</file>